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Noto Sans CJK SC" svg:font-family="'Noto Sans CJK SC'" style:font-family-generic="system" style:font-pitch="variable"/>
    <style:font-face style:name="Times New Roman" svg:font-family="'Times New Roman'"/>
    <style:font-face style:name="宋体" svg:font-family="宋体"/>
  </office:font-face-decls>
  <office:automatic-styles>
    <style:style style:name="co1" style:family="table-column">
      <style:table-column-properties fo:break-before="auto" style:column-width="2.3429in"/>
    </style:style>
    <style:style style:name="co2" style:family="table-column">
      <style:table-column-properties fo:break-before="auto" style:column-width="2.4071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1.05in"/>
    </style:style>
    <style:style style:name="co5" style:family="table-column">
      <style:table-column-properties fo:break-before="auto" style:column-width="1.6917in"/>
    </style:style>
    <style:style style:name="co6" style:family="table-column">
      <style:table-column-properties fo:break-before="auto" style:column-width="10.1571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3402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6" table:default-cell-style-name="Default"/>
        <table:table-column table:style-name="co3" table:number-columns-repeated="16372"/>
        <table:table-row table:style-name="ro1">
          <table:table-cell table:style-name="ce1" office:value-type="string" calcext:value-type="string">
            <text:p>*Reference</text:p>
          </table:table-cell>
          <table:table-cell table:style-name="ce4" office:value-type="string" calcext:value-type="string">
            <text:p>*Manufacturer Part number</text:p>
          </table:table-cell>
          <table:table-cell table:style-name="ce4" office:value-type="string" calcext:value-type="string">
            <text:p>*QTY</text:p>
          </table:table-cell>
          <table:table-cell table:style-name="ce6" office:value-type="string" calcext:value-type="string">
            <text:p>*Original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urchase Link</text:p>
          </table:table-cell>
          <table:table-cell table:style-name="ce8" table:number-columns-repeated="6"/>
          <table:table-cell table:style-name="ce5" table:number-columns-repeated="16372"/>
        </table:table-row>
        <table:table-row table:style-name="ro2">
          <table:table-cell table:style-name="ce2" office:value-type="string" calcext:value-type="string">
            <text:p>C1,C3,C7,C11,C12,C13,C14,C15,C16,C19,C21,C22,C25,C27,C28,C38,C39,C40,C41,C43,C44,C46,C48,C50,C51,C52</text:p>
          </table:table-cell>
          <table:table-cell table:style-name="ce2" office:value-type="string" calcext:value-type="string">
            <text:p>CL05B104KB54PNC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https://lcsc.com/product-detail/Multilayer-Ceramic-Capacitors-MLCC-SMD-SMT_Samsung-Electro-Mechanics-CL05B104KB54PNC_C307331.html</text:p>
          </table:table-cell>
          <table:table-cell table:style-name="ce9" table:number-columns-repeated="6"/>
          <table:table-cell table:style-name="ce5" table:number-columns-repeated="16372"/>
        </table:table-row>
        <table:table-row table:style-name="ro3">
          <table:table-cell table:style-name="ce2" office:value-type="string" calcext:value-type="string">
            <text:p>C2,C8,C9,C10,C20,C24,C26,C42,C45,C47,C49</text:p>
          </table:table-cell>
          <table:table-cell table:style-name="ce2" office:value-type="string" calcext:value-type="string">
            <text:p>CL10A106KP8NNNC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https://lcsc.com/product-detail/Multilayer-Ceramic-Capacitors-MLCC-SMD-SMT_Samsung-Electro-Mechanics-CL10A106KP8NNNC_C19702.html</text:p>
          </table:table-cell>
          <table:table-cell table:style-name="ce9" table:number-columns-repeated="6"/>
          <table:table-cell table:style-name="ce5" table:number-columns-repeated="16372"/>
        </table:table-row>
        <table:table-row table:style-name="ro3">
          <table:table-cell table:style-name="ce2" office:value-type="string" calcext:value-type="string">
            <text:p>C4,C5,C6,C17,C18,C23</text:p>
          </table:table-cell>
          <table:table-cell table:style-name="ce2" office:value-type="string" calcext:value-type="string">
            <text:p>CL10A226MQ8NRNC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22uF</text:p>
          </table:table-cell>
          <table:table-cell table:style-name="ce2" office:value-type="string" calcext:value-type="string">
            <text:p>https://lcsc.com/product-detail/Multilayer-Ceramic-Capacitors-MLCC-SMD-SMT_Samsung-Electro-Mechanics-CL10A226MQ8NRNC_C59461.html</text:p>
          </table:table-cell>
          <table:table-cell table:style-name="ce9" table:number-columns-repeated="6"/>
          <table:table-cell table:style-name="ce5" table:number-columns-repeated="16372"/>
        </table:table-row>
        <table:table-row table:style-name="ro4">
          <table:table-cell table:style-name="ce2" office:value-type="string" calcext:value-type="string">
            <text:p>C29,C30,C31,C32,C33,C34,C35,C36</text:p>
          </table:table-cell>
          <table:table-cell table:style-name="ce2" office:value-type="string" calcext:value-type="string">
            <text:p>0402B223K500N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22nF</text:p>
          </table:table-cell>
          <table:table-cell table:style-name="ce2" office:value-type="string" calcext:value-type="string">
            <text:p>https://lcsc.com/product-detail/Multilayer-Ceramic-Capacitors-MLCC-SMD-SMT_FH-0402B223K500NT_C1532.html</text:p>
          </table:table-cell>
          <table:table-cell table:style-name="ce9" table:number-columns-repeated="6"/>
          <table:table-cell table:style-name="ce5" table:number-columns-repeated="16372"/>
        </table:table-row>
        <table:table-row table:style-name="ro5">
          <table:table-cell table:style-name="ce2" office:value-type="string" calcext:value-type="string">
            <text:p>C37</text:p>
          </table:table-cell>
          <table:table-cell table:style-name="ce2" office:value-type="string" calcext:value-type="string">
            <text:p>0402CG101J500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00pF</text:p>
          </table:table-cell>
          <table:table-cell table:style-name="ce2" office:value-type="string" calcext:value-type="string">
            <text:p>https://lcsc.com/product-detail/Multilayer-Ceramic-Capacitors-MLCC-SMD-SMT_FH-0402CG101J500NT_C1546.html</text:p>
          </table:table-cell>
          <table:table-cell table:style-name="ce9"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D1,D2,D3,D4,D5</text:p>
          </table:table-cell>
          <table:table-cell table:style-name="ce2" office:value-type="string" calcext:value-type="string">
            <text:p>KT-0603W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https://lcsc.com/product-detail/LED-Indication-Discrete_Hubei-KENTO-Elec-KT-0603W_C2290.html</text:p>
          </table:table-cell>
          <table:table-cell table:style-name="ce9"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D6,D7,D9,D10,D11,D12,D13,D14</text:p>
          </table:table-cell>
          <table:table-cell table:style-name="ce2" office:value-type="string" calcext:value-type="string">
            <text:p>1N914W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N914WT</text:p>
          </table:table-cell>
          <table:table-cell table:style-name="ce2" office:value-type="string" calcext:value-type="string">
            <text:p>https://lcsc.com/product-detail/Switching-Diodes_CBI-1N914WT_C2836064.html</text:p>
          </table:table-cell>
          <table:table-cell table:style-name="ce9"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KT-0603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https://lcsc.com/product-detail/LED-Indication-Discrete_Hubei-KENTO-Elec-KT-0603R_C2286.html</text:p>
          </table:table-cell>
          <table:table-cell table:style-name="ce9"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FB1</text:p>
          </table:table-cell>
          <table:table-cell table:style-name="ce2" office:value-type="string" calcext:value-type="string">
            <text:p>CBG201209U101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00R@100MHz</text:p>
          </table:table-cell>
          <table:table-cell table:style-name="ce2" office:value-type="string" calcext:value-type="string">
            <text:p>https://lcsc.com/product-detail/Ferrite-Beads_FH-CBG201209U101T_C74480.html</text:p>
          </table:table-cell>
          <table:table-cell table:style-name="ce9"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A71-05H4-111N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HDMI_C_1.3</text:p>
          </table:table-cell>
          <table:table-cell table:style-name="ce2" office:value-type="string" calcext:value-type="string">
            <text:p>https://lcsc.com/product-detail/HDMI-Connectors_XKB-Connection-A71-05H4-111N1_C2682170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J3,J4,J5</text:p>
          </table:table-cell>
          <table:table-cell table:style-name="ce2" office:value-type="string" calcext:value-type="string">
            <text:p>TYPE-C 16PIN 2MD(073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USB_C_Receptacle_USB2.0_14P</text:p>
          </table:table-cell>
          <table:table-cell table:style-name="ce2" office:value-type="string" calcext:value-type="string">
            <text:p>https://lcsc.com/product-detail/USB-Connectors_SHOU-HAN-TYPE-C-16PIN-2MD-073_C2765186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TF-0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icro_SD_Card_Det2</text:p>
          </table:table-cell>
          <table:table-cell table:style-name="ce2" office:value-type="string" calcext:value-type="string">
            <text:p>https://lcsc.com/product-detail/SD-Card-Memory-Card-Connector_SOFNG-TF-008_C428465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L1,L2,L3</text:p>
          </table:table-cell>
          <table:table-cell table:style-name="ce2" office:value-type="string" calcext:value-type="string">
            <text:p>CMI201209U2R2K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2.2uH</text:p>
          </table:table-cell>
          <table:table-cell table:style-name="ce2" office:value-type="string" calcext:value-type="string">
            <text:p>https://lcsc.com/product-detail/Inductors-SMD_FH-CMI201209U2R2KT_C1043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R1,R2,R3,R4,R5,R12,R14</text:p>
          </table:table-cell>
          <table:table-cell table:style-name="ce2" office:value-type="string" calcext:value-type="string">
            <text:p>0402WGF4700TC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https://lcsc.com/product-detail/Chip-Resistor-Surface-Mount_UNI-ROYAL-0402WGF4700TCE_C25117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R6,R13,R44,R45,R46,R47</text:p>
          </table:table-cell>
          <table:table-cell table:style-name="ce2" office:value-type="string" calcext:value-type="string">
            <text:p>0402WGF1002T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https://lcsc.com/product-detail/Chip-Resistor-Surface-Mount_UNI-ROYAL-0402WGF1002TCE_C25744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0402WGF1202T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2k</text:p>
          </table:table-cell>
          <table:table-cell table:style-name="ce2" office:value-type="string" calcext:value-type="string">
            <text:p>https://lcsc.com/product-detail/Chip-Resistor-Surface-Mount_UNI-ROYAL-0402WGF1202TCE_C25752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R8,R10,R27,R34,R39,R42,R48,R49,R50</text:p>
          </table:table-cell>
          <table:table-cell table:style-name="ce2" office:value-type="string" calcext:value-type="string">
            <text:p>0402WGF1502TC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5k</text:p>
          </table:table-cell>
          <table:table-cell table:style-name="ce2" office:value-type="string" calcext:value-type="string">
            <text:p>https://lcsc.com/product-detail/Chip-Resistor-Surface-Mount_UNI-ROYAL-0402WGF1502TCE_C25756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R9,R16,R17,R20,R21,R22,R23,R43</text:p>
          </table:table-cell>
          <table:table-cell table:style-name="ce2" office:value-type="string" calcext:value-type="string">
            <text:p>0402WGF4701TC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https://lcsc.com/product-detail/Chip-Resistor-Surface-Mount_UNI-ROYAL-0402WGF4701TCE_C25900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R11,R18,R19</text:p>
          </table:table-cell>
          <table:table-cell table:style-name="ce2" office:value-type="string" calcext:value-type="string">
            <text:p>0402WGF3301TC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3.3k</text:p>
          </table:table-cell>
          <table:table-cell table:style-name="ce2" office:value-type="string" calcext:value-type="string">
            <text:p>https://lcsc.com/product-detail/Chip-Resistor-Surface-Mount_UNI-ROYAL-0402WGF3301TCE_C25890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0402WGF1003T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https://lcsc.com/product-detail/Chip-Resistor-Surface-Mount_UNI-ROYAL-0402WGF1003TCE_C25741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R24,R25,R29,R31,R36,R37</text:p>
          </table:table-cell>
          <table:table-cell table:style-name="ce2" office:value-type="string" calcext:value-type="string">
            <text:p>0402WGF5101TC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5.1k</text:p>
          </table:table-cell>
          <table:table-cell table:style-name="ce2" office:value-type="string" calcext:value-type="string">
            <text:p>https://lcsc.com/product-detail/Chip-Resistor-Surface-Mount_UNI-ROYAL-0402WGF5101TCE_C25905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R26,R28,R32,R35,R41</text:p>
          </table:table-cell>
          <table:table-cell table:style-name="ce2" office:value-type="string" calcext:value-type="string">
            <text:p>0402WGF1001TC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https://lcsc.com/product-detail/Chip-Resistor-Surface-Mount_UNI-ROYAL-0402WGF1001TCE_C11702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R30,R33,R38,R40</text:p>
          </table:table-cell>
          <table:table-cell table:style-name="ce2" office:value-type="string" calcext:value-type="string">
            <text:p>0201WMF270JTE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https://lcsc.com/product-detail/Chip-Resistor-Surface-Mount_UNI-ROYAL-0201WMF270JTEE_C473051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SW1,SW2</text:p>
          </table:table-cell>
          <table:table-cell table:style-name="ce2" office:value-type="string" calcext:value-type="string">
            <text:p>TS-1088-AR020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W_Push</text:p>
          </table:table-cell>
          <table:table-cell table:style-name="ce2" office:value-type="string" calcext:value-type="string">
            <text:p>https://lcsc.com/product-detail/Tactile-Switches_XUNPU-TS-1088-AR02016_C720477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LFE5U-25F-6BG256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ECP5-CABGA256</text:p>
          </table:table-cell>
          <table:table-cell table:style-name="ce2" office:value-type="string" calcext:value-type="string">
            <text:p>https://lcsc.com/product-detail/Programmable-Logic-Device-CPLDs-FPGAs_Lattice-LFE5U-25F-6BG256C_C1521614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U2,U3,U4</text:p>
          </table:table-cell>
          <table:table-cell table:style-name="ce2" office:value-type="string" calcext:value-type="string">
            <text:p>TLV62569DBV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TLV62569DBV</text:p>
          </table:table-cell>
          <table:table-cell table:style-name="ce2" office:value-type="string" calcext:value-type="string">
            <text:p>https://lcsc.com/product-detail/DC-DC-Converters_TI-TLV62569DBVR_C141836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PCA9306DC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CA9306DC1</text:p>
          </table:table-cell>
          <table:table-cell table:style-name="ce2" office:value-type="string" calcext:value-type="string">
            <text:p>https://lcsc.com/product-detail/Translators-Level-Shifters_NXP-PCA9306DC1_C129510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FT231XQ-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FT231XQ</text:p>
          </table:table-cell>
          <table:table-cell table:style-name="ce2" office:value-type="string" calcext:value-type="string">
            <text:p>https://lcsc.com/product-detail/USB-Converters_FTDI-FT231XQ-R_C132159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U7,U8,U9</text:p>
          </table:table-cell>
          <table:table-cell table:style-name="ce2" office:value-type="string" calcext:value-type="string">
            <text:p>TPD2EUSB30ADRT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PD2EUSB30A</text:p>
          </table:table-cell>
          <table:table-cell table:style-name="ce2" office:value-type="string" calcext:value-type="string">
            <text:p>https://lcsc.com/product-detail/ESD-and-Surge-Protection-TVS-ESD_TECH-PUBLIC-TPD2EUSB30ADRTR_C3011197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U10</text:p>
          </table:table-cell>
          <table:table-cell table:style-name="ce2" office:value-type="string" calcext:value-type="string">
            <text:p>W9825G6KH-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W9825G6KH</text:p>
          </table:table-cell>
          <table:table-cell table:style-name="ce2" office:value-type="string" calcext:value-type="string">
            <text:p>https://lcsc.com/product-detail/SDRAM_Winbond-W9825G6KH-6_C62246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U11</text:p>
          </table:table-cell>
          <table:table-cell table:style-name="ce2" office:value-type="string" calcext:value-type="string">
            <text:p>W25Q128JVSIQ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W25Q128JVS</text:p>
          </table:table-cell>
          <table:table-cell table:style-name="ce2" office:value-type="string" calcext:value-type="string">
            <text:p>https://lcsc.com/product-detail/NOR-FLASH_Winbond-W25Q128JVSIQ_C97521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SG-8018CG 50.000000MHz TJHS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50MHz MEMS Oscillator</text:p>
          </table:table-cell>
          <table:table-cell table:style-name="ce2" office:value-type="string" calcext:value-type="string">
            <text:p>https://lcsc.com/product-detail/Programmable-Oscillators_EPSON-SG-8018CG-50-000000MHz-TJHSA_C390526.html</text:p>
          </table:table-cell>
          <table:table-cell table:number-columns-repeated="6"/>
          <table:table-cell table:style-name="ce5" table:number-columns-repeated="16372"/>
        </table:table-row>
        <table:table-row table:style-name="ro6">
          <table:table-cell table:number-columns-repeated="4"/>
          <table:table-cell table:style-name="ce5" table:number-columns-repeated="2"/>
          <table:table-cell table:number-columns-repeated="6"/>
          <table:table-cell table:style-name="ce5" table:number-columns-repeated="16372"/>
        </table:table-row>
        <table:table-row table:style-name="ro6">
          <table:table-cell table:number-columns-repeated="12"/>
          <table:table-cell table:style-name="ce5" table:number-columns-repeated="16372"/>
        </table:table-row>
        <table:table-row table:style-name="ro6" table:number-rows-repeated="27">
          <table:table-cell table:number-columns-repeated="12"/>
          <table:table-cell table:style-name="ce5" table:number-columns-repeated="16372"/>
        </table:table-row>
        <table:table-row table:style-name="ro1" table:number-rows-repeated="971">
          <table:table-cell table:number-columns-repeated="12"/>
          <table:table-cell table:style-name="ce5" table:number-columns-repeated="16372"/>
        </table:table-row>
        <table:table-row table:style-name="ro7" table:number-rows-repeated="1047538">
          <table:table-cell table:number-columns-repeated="12"/>
          <table:table-cell table:style-name="ce9" table:number-columns-repeated="16372"/>
        </table:table-row>
        <table:table-row table:style-name="ro8" table:number-rows-repeated="4">
          <table:table-cell table:number-columns-repeated="12"/>
          <table:table-cell table:style-name="ce9" table:number-columns-repeated="16372"/>
        </table:table-row>
        <table:table-row table:style-name="ro8">
          <table:table-cell table:number-columns-repeated="12"/>
          <table:table-cell table:style-name="ce9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/>
    <style:font-face style:name="Noto Sans CJK SC" svg:font-family="'Noto Sans CJK SC'" style:font-family-generic="system" style:font-pitch="variable"/>
    <style:font-face style:name="Times New Roman" svg:font-family="'Times New Roman'"/>
    <style:font-face style:name="宋体" svg:font-family="宋体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常规_20_2" style:display-name="常规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常规_20_3" style:display-name="常规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常规_20_4" style:display-name="常规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 主题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OM" style:display-name="PageStyle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06-09-13T11:21:00</meta:creation-date>
    <dc:language>en-US</dc:language>
    <dc:date>2025-07-23T11:34:00</dc:date>
    <meta:editing-cycles>1</meta:editing-cycles>
    <meta:editing-duration>PT11M</meta:editing-duration>
    <meta:generator>LibreOffice/25.2.5.2$Linux_X86_64 LibreOffice_project/520$Build-2</meta:generator>
    <meta:document-statistic meta:table-count="1" meta:cell-count="198" meta:object-count="0"/>
    <meta:user-defined meta:name="AppVersion">15.0000</meta:user-defined>
    <meta:user-defined meta:name="ICV">CFD8E06EE60C4FACA8B588E70524F963</meta:user-defined>
    <meta:user-defined meta:name="KSOProductBuildVer">2052-11.1.0.11875</meta:user-defined>
  </office:meta>
</office:document-meta>
</file>